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22222" draw:textarea-horizontal-align="justify" draw:textarea-vertical-align="middle" draw:auto-grow-height="false" fo:min-height="0.15cm" fo:min-width="3.4cm" draw:shadow="hidden" draw:shadow-opacity="19%"/>
    </style:style>
    <style:style style:name="gr2" style:family="graphic" style:parent-style-name="standard">
      <style:graphic-properties draw:stroke="none" draw:fill-color="#033333" draw:textarea-horizontal-align="justify" draw:textarea-vertical-align="middle" draw:auto-grow-height="false" fo:min-height="0.65cm" fo:min-width="2cm" draw:shadow="hidden" draw:shadow-opacity="19%"/>
    </style:style>
    <style:style style:name="gr3" style:family="graphic" style:parent-style-name="standard">
      <style:graphic-properties draw:stroke="none" draw:fill-color="#444444" draw:textarea-horizontal-align="justify" draw:textarea-vertical-align="middle" draw:auto-grow-height="false" fo:min-height="3.35cm" fo:min-width="7.2cm" draw:shadow="hidden" draw:shadow-opacity="19%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2.95cm" fo:min-width="6.8cm" draw:shadow="hidden" draw:shadow-opacity="19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399cm" draw:shadow="hidden" draw:shadow-opacity="19%"/>
    </style:style>
    <style:style style:name="gr6" style:family="graphic" style:parent-style-name="standard">
      <style:graphic-properties draw:stroke="none" draw:fill-color="#009999" draw:textarea-horizontal-align="justify" draw:textarea-vertical-align="middle" draw:auto-grow-height="false" fo:min-height="1.322cm" fo:min-width="2.8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111111" draw:textarea-horizontal-align="justify" draw:textarea-vertical-align="middle" draw:auto-grow-height="false" fo:min-height="1.942cm" fo:min-width="1.692cm"/>
    </style:style>
    <style:style style:name="gr9" style:family="graphic" style:parent-style-name="standard">
      <style:graphic-properties draw:fill-color="#111111" draw:textarea-horizontal-align="justify" draw:textarea-vertical-align="middle" draw:auto-grow-height="false" fo:min-height="0.528cm" fo:min-width="0.2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704cm"/>
    </style:style>
    <style:style style:name="gr11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2.2cm" fo:min-width="1.95cm"/>
    </style:style>
    <style:style style:name="gr12" style:family="graphic" style:parent-style-name="standard">
      <style:graphic-properties draw:stroke="none" draw:fill-color="#00cccc" draw:textarea-horizontal-align="justify" draw:textarea-vertical-align="middle" draw:auto-grow-height="false" fo:min-height="1.352cm" fo:min-width="2.288cm"/>
    </style:style>
    <style:style style:name="gr13" style:family="graphic" style:parent-style-name="standard">
      <style:graphic-properties draw:stroke="none" draw:fill-color="#00cccc" draw:textarea-horizontal-align="justify" draw:textarea-vertical-align="middle" draw:auto-grow-height="false" fo:min-height="1.352cm" fo:min-width="2.288cm" draw:shadow="visible" draw:shadow-opacity="44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399cm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2.226cm" fo:min-width="1.97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946cm" fo:min-width="1.696cm"/>
    </style:style>
    <style:style style:name="gr1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0.82cm"/>
    </style:style>
    <style:style style:name="gr19" style:family="graphic" style:parent-style-name="standard">
      <style:graphic-properties draw:stroke="none" draw:fill-color="#eeeeee" draw:textarea-horizontal-align="justify" draw:textarea-vertical-align="middle" draw:auto-grow-height="false" fo:min-height="1.626cm" fo:min-width="1.375cm"/>
    </style:style>
    <style:style style:name="gr20" style:family="graphic" style:parent-style-name="standard">
      <style:graphic-properties draw:stroke="none" draw:fill-color="#111111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draw:fill-color="#111111" draw:textarea-horizontal-align="justify" draw:textarea-vertical-align="middle" draw:auto-grow-height="false" fo:min-height="0.034cm" fo:min-width="0cm"/>
    </style:style>
    <style:style style:name="gr22" style:family="graphic" style:parent-style-name="standard">
      <style:graphic-properties draw:stroke="none" draw:fill-color="#eeeeee" draw:textarea-horizontal-align="justify" draw:textarea-vertical-align="middle" draw:auto-grow-height="false" fo:min-height="1.626cm" fo:min-width="1.375cm" draw:shadow="hidden"/>
    </style:style>
    <style:style style:name="gr23" style:family="graphic" style:parent-style-name="standard">
      <style:graphic-properties draw:stroke="none" draw:fill-color="#111111" draw:textarea-horizontal-align="justify" draw:textarea-vertical-align="middle" draw:auto-grow-height="false" fo:min-height="0.174cm" fo:min-width="0cm" draw:shadow="hidden"/>
    </style:style>
    <style:style style:name="gr24" style:family="graphic" style:parent-style-name="standard">
      <style:graphic-properties draw:stroke="none" draw:fill-color="#111111" draw:textarea-horizontal-align="justify" draw:textarea-vertical-align="middle" draw:auto-grow-height="false" fo:min-height="0.034cm" fo:min-width="0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68cm"/>
    </style:style>
    <style:style style:name="gr26" style:family="graphic" style:parent-style-name="objectwithoutfill">
      <style:graphic-properties svg:stroke-width="0.028cm" svg:stroke-color="#666666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27" style:family="graphic" style:parent-style-name="standard">
      <style:graphic-properties draw:stroke="none" draw:fill-color="#333333" draw:textarea-horizontal-align="justify" draw:textarea-vertical-align="middle" draw:auto-grow-height="false" fo:min-height="1.75cm" fo:min-width="4cm"/>
    </style:style>
    <style:style style:name="gr28" style:family="graphic" style:parent-style-name="standard">
      <style:graphic-properties draw:stroke="none" draw:fill-color="#333333" draw:textarea-horizontal-align="justify" draw:textarea-vertical-align="middle" draw:auto-grow-height="false" fo:min-height="1.85cm" fo:min-width="3.4cm"/>
    </style:style>
    <style:style style:name="gr29" style:family="graphic" style:parent-style-name="standard">
      <style:graphic-properties draw:stroke="none" draw:fill-color="#333333" draw:textarea-horizontal-align="justify" draw:textarea-vertical-align="middle" draw:auto-grow-height="false" fo:min-height="1.95cm" fo:min-width="3.7cm"/>
    </style:style>
    <style:style style:name="gr30" style:family="graphic" style:parent-style-name="objectwithoutfill">
      <style:graphic-properties draw:marker-end="" draw:marker-end-width="0.3cm" draw:fill="none" draw:textarea-vertical-align="middle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1.45cm" fo:min-width="3.5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45cm" fo:min-width="4.6cm"/>
    </style:style>
    <style:style style:name="gr33" style:family="graphic" style:parent-style-name="standard">
      <style:graphic-properties draw:stroke="none" draw:textarea-horizontal-align="justify" draw:textarea-vertical-align="middle" draw:auto-grow-height="false" fo:min-height="1.55cm" fo:min-width="2.2cm"/>
    </style:style>
    <style:style style:name="gr34" style:family="graphic" style:parent-style-name="standard">
      <style:graphic-properties draw:stroke="none" draw:fill-color="#666666" draw:textarea-horizontal-align="justify" draw:textarea-vertical-align="middle" draw:auto-grow-height="false" fo:min-height="1.05cm" fo:min-width="3.7cm"/>
    </style:style>
    <style:style style:name="gr35" style:family="graphic" style:parent-style-name="standard">
      <style:graphic-properties draw:stroke="none" draw:fill="solid" draw:fill-color="#ff6600" draw:textarea-vertical-align="middle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stroke="none" draw:fill="solid" draw:fill-color="#666666" draw:textarea-vertical-align="middle"/>
    </style:style>
    <style:style style:name="gr38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222222"/>
      <style:paragraph-properties fo:text-align="center"/>
    </style:style>
    <style:style style:name="P2" style:family="paragraph">
      <loext:graphic-properties draw:fill-color="#033333"/>
      <style:paragraph-properties fo:text-align="center"/>
    </style:style>
    <style:style style:name="P3" style:family="paragraph">
      <loext:graphic-properties draw:fill-color="#444444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32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009999"/>
      <style:paragraph-properties fo:text-align="center"/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111111"/>
      <style:paragraph-properties fo:text-align="center"/>
      <style:text-properties fo:font-size="60pt" style:font-size-asian="60pt" style:font-size-complex="60pt"/>
    </style:style>
    <style:style style:name="P10" style:family="paragraph">
      <loext:graphic-properties draw:fill-color="#111111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6666"/>
      <style:paragraph-properties fo:text-align="center"/>
      <style:text-properties fo:color="#ffffff"/>
    </style:style>
    <style:style style:name="P13" style:family="paragraph">
      <loext:graphic-properties draw:fill-color="#00cccc"/>
      <style:paragraph-properties fo:text-align="center"/>
      <style:text-properties fo:color="#ffffff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solid" draw:fill-color="#ff6666"/>
      <style:paragraph-properties fo:text-align="center"/>
      <style:text-properties fo:color="#ffffff" fo:font-size="18pt"/>
    </style:style>
    <style:style style:name="P20" style:family="paragraph">
      <style:paragraph-properties fo:text-align="center"/>
      <style:text-properties fo:color="#ffffff"/>
    </style:style>
    <style:style style:name="P21" style:family="paragraph">
      <loext:graphic-properties draw:fill-color="#666666"/>
      <style:paragraph-properties fo:text-align="center"/>
      <style:text-properties fo:color="#ffffff"/>
    </style:style>
    <style:style style:name="P22" style:family="paragraph">
      <loext:graphic-properties draw:fill="solid" draw:fill-color="#ff6600"/>
      <style:paragraph-properties fo:text-align="center"/>
      <style:text-properties fo:color="#ffffff"/>
    </style:style>
    <style:style style:name="P23" style:family="paragraph">
      <loext:graphic-properties draw:fill="solid" draw:fill-color="#666666"/>
      <style:paragraph-properties fo:text-align="center"/>
      <style:text-properties fo:color="#ffffff" fo:font-size="24pt" style:font-size-asian="24pt" style:font-size-complex="24pt"/>
    </style:style>
    <style:style style:name="P24" style:family="paragraph">
      <loext:graphic-properties draw:fill="solid" draw:fill-color="#666666"/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32pt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18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.9cm" svg:height="0.4cm" svg:x="9.2cm" svg:y="5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0.9cm" svg:x="10cm" svg:y="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7.7cm" svg:height="3.6cm" svg:x="7.3cm" svg:y="1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7.3cm" svg:height="3.2cm" svg:x="7.5cm" svg:y="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6.899cm" svg:height="1.508cm" svg:x="7.701cm" svg:y="2.846cm">
            <draw:text-box>
              <text:p><text:span text:style-name="T1">Screen Input</text:span></text:p>
            </draw:text-box>
          </draw:frame>
        </draw:g>
        <draw:custom-shape draw:style-name="gr6" draw:text-style-name="P7" xml:id="id2" draw:id="id2" draw:layer="layout" svg:width="5.4cm" svg:height="2.5cm" svg:x="8.3cm" svg:y="8.2cm">
          <text:p text:style-name="P6"><text:span text:style-name="T2">GameControll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8" draw:layer="layout" draw:type="curve" svg:x1="11.15cm" svg:y1="6.1cm" svg:x2="11cm" svg:y2="8.2cm" draw:start-shape="id1" draw:start-glue-point="2" draw:end-shape="id2" draw:end-glue-point="4" svg:d="M11150 6100c0 1575-150 525-150 2100" svg:viewBox="0 0 151 2101">
          <text:p/>
        </draw:connector>
        <draw:connector draw:style-name="gr7" draw:text-style-name="P8" draw:layer="layout" draw:type="curve" svg:x1="11cm" svg:y1="10.7cm" svg:x2="18.002cm" svg:y2="10.6cm" draw:start-shape="id2" draw:start-glue-point="6" draw:end-shape="id3" draw:end-glue-point="0" svg:d="M11000 10700c0 751 3301 501 3301-50s3701-801 3701-50" svg:viewBox="0 0 7003 1041">
          <text:p/>
        </draw:connector>
        <draw:g xml:id="id3" draw:id="id3">
          <draw:custom-shape draw:style-name="gr8" draw:text-style-name="P9" draw:layer="layout" svg:width="3.1cm" svg:height="3.1cm" svg:x="16.3cm" svg:y="10.6cm">
            <text:p text:style-name="P6"><text:span text:style-name="T3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.1cm" svg:height="1.1cm" svg:x="19.5cm" svg:y="11.7cm">
            <text:p text:style-name="P6"><text:span text:style-name="T4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.1cm" svg:height="1.1cm" svg:x="15.1cm" svg:y="11.6cm">
            <text:p text:style-name="P6"><text:span text:style-name="T4">?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1" draw:layer="layout" svg:width="6.204cm" svg:height="1.657cm" svg:x="14.9cm" svg:y="13.846cm">
            <draw:text-box>
              <text:p>Collection of all </text:p>
              <text:p text:style-name="P6">players</text:p>
            </draw:text-box>
          </draw:frame>
        </draw:g>
        <draw:custom-shape draw:style-name="gr11" draw:text-style-name="P12" xml:id="id4" draw:id="id4" draw:layer="layout" svg:width="4.9cm" svg:height="4.9cm" svg:x="15.6cm" svg:y="16.7cm">
          <text:p text:style-name="P6"><text:span text:style-name="T2">Player</text:span></text:p>
          <text:p text:style-name="P6"><text:span text:style-name="T2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draw:type="curve" svg:x1="18.002cm" svg:y1="15.503cm" svg:x2="18.05cm" svg:y2="16.7cm" draw:start-shape="id3" draw:start-glue-point="2" draw:end-shape="id4" draw:end-glue-point="4" svg:d="M18002 15503c0 898 48 300 48 1197" svg:viewBox="0 0 49 1198">
          <text:p/>
        </draw:connector>
        <draw:g xml:id="id5" draw:id="id5">
          <draw:custom-shape draw:style-name="gr12" draw:text-style-name="P13" draw:layer="layout" svg:width="3.32cm" svg:height="2.134cm" draw:transform="skewX (-0.000523598775598299) rotate (0.60632738214283) translate (2.456cm 12.441cm)">
            <text:p text:style-name="P6"><text:span text:style-name="T2">$$$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ustom-shape draw:style-name="gr13" draw:text-style-name="P13" draw:layer="layout" svg:width="3.32cm" svg:height="2.134cm" draw:transform="skewX (-0.000523598775598299) rotate (1.0461503536454) translate (1.5cm 12.711cm)">
            <text:p text:style-name="P6"><text:span text:style-name="T2">$$$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frame draw:style-name="gr14" draw:text-style-name="P11" draw:layer="layout" svg:width="3.06cm" svg:height="1.657cm" svg:x="2.841cm" svg:y="14.343cm">
            <draw:text-box>
              <text:p>Money</text:p>
            </draw:text-box>
          </draw:frame>
        </draw:g>
        <draw:connector draw:style-name="gr7" draw:text-style-name="P8" draw:layer="layout" draw:type="curve" svg:x1="11cm" svg:y1="10.7cm" svg:x2="3.95cm" svg:y2="9.838cm" draw:start-shape="id2" draw:start-glue-point="6" draw:end-shape="id5" draw:end-glue-point="0" svg:d="M11000 10700c0 751-3649 501-3649-406s-3401-1132-3401-456" svg:viewBox="0 0 7051 1699">
          <text:p/>
        </draw:connector>
        <draw:g xml:id="id6" draw:id="id6">
          <draw:g>
            <draw:g>
              <draw:custom-shape draw:style-name="gr15" draw:text-style-name="P14" draw:layer="layout" svg:width="3.5cm" svg:height="3.5cm" svg:x="9.1cm" svg:y="13.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5" draw:layer="layout" svg:width="3.104cm" svg:height="3.104cm" svg:x="9.302cm" svg:y="13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7" draw:text-style-name="P8" draw:layer="layout" svg:x1="10.85cm" svg:y1="15.25cm" svg:x2="10.85cm" svg:y2="13.759cm">
              <text:p/>
            </draw:line>
            <draw:line draw:style-name="gr17" draw:text-style-name="P8" draw:layer="layout" svg:x1="10.85cm" svg:y1="15.25cm" svg:x2="11.693cm" svg:y2="14.343cm">
              <text:p/>
            </draw:line>
          </draw:g>
          <draw:frame draw:style-name="gr18" draw:text-style-name="P16" draw:layer="layout" svg:width="3.7cm" svg:height="1.07cm" svg:x="9.1cm" svg:y="17.13cm">
            <draw:text-box>
              <text:p text:style-name="P6">Time/Turn</text:p>
            </draw:text-box>
          </draw:frame>
        </draw:g>
        <draw:connector draw:style-name="gr7" draw:text-style-name="P8" draw:layer="layout" draw:type="curve" svg:x1="11cm" svg:y1="10.7cm" svg:x2="10.95cm" svg:y2="13.5cm" draw:start-shape="id2" draw:start-glue-point="6" draw:end-shape="id6" draw:end-glue-point="0" svg:d="M11000 10700c0 2100-50 700-50 2800" svg:viewBox="0 0 51 2801">
          <text:p/>
        </draw:connector>
        <draw:g xml:id="id7" draw:id="id7">
          <draw:g>
            <draw:g>
              <draw:custom-shape draw:style-name="gr19" draw:text-style-name="P17" draw:layer="layout" svg:width="2.5cm" svg:height="2.5cm" svg:x="2.475cm" svg:y="17.925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20" draw:text-style-name="P18" draw:layer="layout" svg:width="0.6cm" svg:height="0.6cm" svg:x="2.775cm" svg:y="18.8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8" draw:layer="layout" svg:width="0.6cm" svg:height="0.6cm" svg:x="3.475cm" svg:y="19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18" draw:layer="layout" svg:width="0.6cm" svg:height="0.4cm" svg:x="3.475cm" svg:y="18.0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2" draw:text-style-name="P17" draw:layer="layout" svg:width="2.5cm" svg:height="2.5cm" draw:transform="rotate (-1.13184601991832) translate (6.538cm 17.3cm)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23" draw:text-style-name="P18" draw:layer="layout" svg:width="0.6cm" svg:height="0.6cm" draw:transform="rotate (-1.13184601991832) translate (5.851cm 17.95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8" draw:layer="layout" svg:width="0.6cm" svg:height="0.6cm" draw:transform="rotate (-1.13184601991832) translate (5.515cm 18.88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6cm" svg:height="0.4cm" draw:transform="rotate (-1.13184601991832) translate (6.873cm 18.24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5" draw:text-style-name="P11" draw:layer="layout" svg:width="1.768cm" svg:height="0.954cm" svg:x="4cm" svg:y="20.825cm">
            <draw:text-box>
              <text:p>Dice</text:p>
            </draw:text-box>
          </draw:frame>
        </draw:g>
        <draw:connector draw:style-name="gr7" draw:text-style-name="P8" draw:layer="layout" draw:type="curve" draw:line-skew="-1.261cm" svg:x1="11cm" svg:y1="10.7cm" svg:x2="5.037cm" svg:y2="17.3cm" draw:start-shape="id2" draw:start-glue-point="6" draw:end-shape="id7" draw:end-glue-point="0" svg:d="M11000 10700c0 3058-5963-241-5963 6600" svg:viewBox="0 0 5964 6601">
          <text:p/>
        </draw:connector>
      </draw:page>
      <draw:page draw:name="page2" draw:style-name="dp1" draw:master-page-name="Default">
        <draw:connector draw:style-name="gr26" draw:text-style-name="P8" draw:layer="layout" draw:type="line" svg:x1="3.25cm" svg:y1="10.05cm" svg:x2="3.344cm" svg:y2="13.9cm" draw:start-shape="id8" draw:start-glue-point="2" draw:end-shape="id9" svg:d="M3250 10050l94 3850" svg:viewBox="0 0 95 3851">
          <text:p/>
        </draw:connector>
        <draw:custom-shape draw:style-name="gr11" draw:text-style-name="P19" xml:id="id10" draw:id="id10" draw:layer="layout" svg:width="4.9cm" svg:height="4.9cm" svg:x="8.345cm" svg:y="1.4cm">
          <text:p text:style-name="P6"><text:span text:style-name="T5">Player</text:span></text:p>
          <text:p text:style-name="P6"><text:span text:style-name="T5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4" xml:id="id8" draw:id="id8" draw:layer="layout" svg:width="4.5cm" svg:height="2cm" svg:x="1cm" svg:y="8.05cm">
          <text:p text:style-name="P6">Move</text:p>
          <draw:enhanced-geometry svg:viewBox="0 0 21600 21600" draw:type="rectangle" draw:enhanced-path="M 0 0 L 21600 0 21600 21600 0 21600 0 0 Z N"/>
        </draw:custom-shape>
        <draw:custom-shape draw:style-name="gr28" draw:text-style-name="P14" xml:id="id12" draw:id="id12" draw:layer="layout" svg:width="3.9cm" svg:height="2.1cm" svg:x="8.845cm" svg:y="8cm">
          <text:p text:style-name="P6">Transactions</text:p>
          <draw:enhanced-geometry svg:viewBox="0 0 21600 21600" draw:type="rectangle" draw:enhanced-path="M 0 0 L 21600 0 21600 21600 0 21600 0 0 Z N"/>
        </draw:custom-shape>
        <draw:custom-shape draw:style-name="gr29" draw:text-style-name="P14" xml:id="id11" draw:id="id11" draw:layer="layout" svg:width="4.2cm" svg:height="2.2cm" svg:x="16.39cm" svg:y="7.95cm">
          <text:p text:style-name="P6">Card Effects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10.795cm" svg:y1="6.3cm" svg:x2="3.25cm" svg:y2="8.05cm" draw:start-shape="id10" draw:start-glue-point="6" draw:end-shape="id8" draw:end-glue-point="0" svg:d="M10795 6300l-7545 1750" svg:viewBox="0 0 7546 1751">
          <text:p/>
        </draw:connector>
        <draw:connector draw:style-name="gr30" draw:text-style-name="P8" draw:layer="layout" draw:type="line" svg:x1="10.795cm" svg:y1="6.3cm" svg:x2="18.49cm" svg:y2="7.95cm" draw:start-shape="id10" draw:start-glue-point="6" draw:end-shape="id11" draw:end-glue-point="0" svg:d="M10795 6300l7695 1650" svg:viewBox="0 0 7696 1651">
          <text:p/>
        </draw:connector>
        <draw:connector draw:style-name="gr30" draw:text-style-name="P8" draw:layer="layout" draw:type="line" svg:x1="10.795cm" svg:y1="6.3cm" svg:x2="10.795cm" svg:y2="8cm" draw:start-shape="id10" draw:start-glue-point="6" draw:end-shape="id12" draw:end-glue-point="0" svg:d="M10795 6300v1700" svg:viewBox="0 0 1 1701">
          <text:p/>
        </draw:connector>
        <draw:custom-shape draw:style-name="gr31" draw:text-style-name="P6" xml:id="id13" draw:id="id13" draw:layer="layout" svg:width="4cm" svg:height="1.7cm" svg:x="5.5cm" svg:y="10.6cm">
          <text:p text:style-name="P6">Buy property</text:p>
          <draw:enhanced-geometry svg:viewBox="0 0 21600 21600" draw:type="rectangle" draw:enhanced-path="M 0 0 L 21600 0 21600 21600 0 21600 0 0 Z N"/>
        </draw:custom-shape>
        <draw:custom-shape draw:style-name="gr31" draw:text-style-name="P6" xml:id="id15" draw:id="id15" draw:layer="layout" svg:width="4cm" svg:height="1.7cm" svg:x="9.8cm" svg:y="10.6cm">
          <text:p text:style-name="P6">Sell Property</text:p>
          <draw:enhanced-geometry svg:viewBox="0 0 21600 21600" draw:type="rectangle" draw:enhanced-path="M 0 0 L 21600 0 21600 21600 0 21600 0 0 Z N"/>
        </draw:custom-shape>
        <draw:custom-shape draw:style-name="gr32" draw:text-style-name="P6" xml:id="id14" draw:id="id14" draw:layer="layout" svg:width="5.1cm" svg:height="1.7cm" svg:x="14.1cm" svg:y="10.6cm">
          <text:p text:style-name="P6">Mortage Property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10.795cm" svg:y1="10.1cm" svg:x2="7.5cm" svg:y2="10.6cm" draw:start-shape="id12" draw:start-glue-point="2" draw:end-shape="id13" draw:end-glue-point="0" svg:d="M10795 10100l-3295 500" svg:viewBox="0 0 3296 501">
          <text:p/>
        </draw:connector>
        <draw:connector draw:style-name="gr30" draw:text-style-name="P8" draw:layer="layout" draw:type="line" svg:x1="10.795cm" svg:y1="10.1cm" svg:x2="16.65cm" svg:y2="10.6cm" draw:start-shape="id12" draw:start-glue-point="2" draw:end-shape="id14" draw:end-glue-point="0" svg:d="M10795 10100l5855 500" svg:viewBox="0 0 5856 501">
          <text:p/>
        </draw:connector>
        <draw:connector draw:style-name="gr30" draw:text-style-name="P8" draw:layer="layout" draw:type="line" svg:x1="10.795cm" svg:y1="10.1cm" svg:x2="11.8cm" svg:y2="10.6cm" draw:start-shape="id12" draw:start-glue-point="2" draw:end-shape="id15" draw:end-glue-point="0" svg:d="M10795 10100l1005 500" svg:viewBox="0 0 1006 501">
          <text:p/>
        </draw:connector>
        <draw:custom-shape draw:style-name="gr33" draw:text-style-name="P6" xml:id="id16" draw:id="id16" draw:layer="layout" svg:width="2.7cm" svg:height="1.8cm" svg:x="2.5cm" svg:y="10.5cm">
          <text:p text:style-name="P6">Rent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10.795cm" svg:y1="10.1cm" svg:x2="3.85cm" svg:y2="10.5cm" draw:start-shape="id12" draw:start-glue-point="2" draw:end-shape="id16" draw:end-glue-point="0" svg:d="M10795 10100l-6945 400" svg:viewBox="0 0 6946 401">
          <text:p/>
        </draw:connector>
        <draw:custom-shape draw:style-name="gr34" draw:text-style-name="P21" xml:id="id9" draw:id="id9" draw:layer="layout" svg:width="4.2cm" svg:height="1.3cm" svg:x="1.244cm" svg:y="13.9cm">
          <text:p text:style-name="P20"><text:span text:style-name="T2">Anima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rect draw:style-name="gr35" draw:text-style-name="P22" xml:id="id17" draw:id="id17" draw:layer="layout" svg:width="10.3cm" svg:height="1.8cm" svg:x="5.645cm" svg:y="1.5cm">
          <text:p text:style-name="P6"><text:span text:style-name="T6">Tile</text:span></text:p>
        </draw:rect>
        <draw:connector draw:style-name="gr36" draw:text-style-name="P6" draw:layer="layout" svg:x1="10.795cm" svg:y1="3.3cm" svg:x2="10.795cm" svg:y2="5.1cm" draw:start-shape="id17" draw:start-glue-point="2" draw:end-shape="id18" draw:end-glue-point="0" svg:d="M10795 3300v1800" svg:viewBox="0 0 1 1801">
          <text:p/>
        </draw:connector>
        <draw:rect draw:style-name="gr37" draw:text-style-name="P23" xml:id="id18" draw:id="id18" draw:layer="layout" svg:width="6.3cm" svg:height="3.2cm" svg:x="7.645cm" svg:y="5.1cm">
          <text:p text:style-name="P6"><text:span text:style-name="T7">Index (location)</text:span></text:p>
        </draw:rect>
        <draw:rect draw:style-name="gr37" draw:text-style-name="P24" xml:id="id19" draw:id="id19" draw:layer="layout" svg:width="6.4cm" svg:height="3.2cm" svg:x="14.19cm" svg:y="5.1cm">
          <text:p text:style-name="P6"><text:span text:style-name="T8">Owner</text:span></text:p>
        </draw:rect>
        <draw:custom-shape draw:style-name="gr38" draw:text-style-name="P12" xml:id="id20" draw:id="id20" draw:layer="layout" svg:width="4.9cm" svg:height="4.9cm" svg:x="14.9cm" svg:y="9.9cm">
          <text:p text:style-name="P6"><text:span text:style-name="T2">Player</text:span></text:p>
          <text:p text:style-name="P6"><text:span text:style-name="T2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draw:type="line" svg:x1="17.39cm" svg:y1="8.3cm" svg:x2="17.35cm" svg:y2="9.9cm" draw:start-shape="id19" draw:start-glue-point="2" draw:end-shape="id20" draw:end-glue-point="4" svg:d="M17390 8300l-40 1600" svg:viewBox="0 0 41 1601">
          <text:p/>
        </draw:connector>
        <draw:rect draw:style-name="gr37" draw:text-style-name="P23" xml:id="id21" draw:id="id21" draw:layer="layout" svg:width="6.4cm" svg:height="3.2cm" svg:x="1cm" svg:y="5.1cm">
          <text:p text:style-name="P6"><text:span text:style-name="T7">Rent</text:span></text:p>
        </draw:rect>
        <draw:connector draw:style-name="gr36" draw:text-style-name="P6" draw:layer="layout" svg:x1="5.645cm" svg:y1="2.4cm" svg:x2="4.2cm" svg:y2="5.1cm" draw:start-shape="id17" draw:start-glue-point="3" draw:end-shape="id21" svg:d="M5645 2400h-1445v2700" svg:viewBox="0 0 1446 2701">
          <text:p/>
        </draw:connector>
        <draw:connector draw:style-name="gr36" draw:text-style-name="P6" draw:layer="layout" svg:x1="15.945cm" svg:y1="2.4cm" svg:x2="17.39cm" svg:y2="5.1cm" draw:start-shape="id17" draw:start-glue-point="1" draw:end-shape="id19" draw:end-glue-point="0" svg:d="M15945 2400h1445v2700" svg:viewBox="0 0 1446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3:24:26</meta:creation-date>
    <dc:date>2017-05-29T13:37:16.621390000</dc:date>
    <meta:editing-duration>PT4H27M25S</meta:editing-duration>
    <meta:editing-cycles>22</meta:editing-cycles>
    <meta:generator>LibreOffice/5.3.3.2$MacOSX_X86_64 LibreOffice_project/3d9a8b4b4e538a85e0782bd6c2d430bafe583448</meta:generator>
    <meta:document-statistic meta:object-count="70"/>
  </office:meta>
</office:document-meta>
</file>